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font-weight="normal" officeooo:rsid="04224812" officeooo:paragraph-rsid="0004dc51" style:font-weight-asian="normal" style:font-weight-complex="normal"/>
    </style:style>
    <style:style style:name="P2" style:family="paragraph" style:parent-style-name="Text_20_body" style:list-style-name="L1">
      <style:text-properties fo:language="de" fo:country="DE" fo:font-weight="normal" officeooo:rsid="0d90c46c" officeooo:paragraph-rsid="0004dc51" style:font-weight-asian="normal" style:font-weight-complex="normal"/>
    </style:style>
    <style:style style:name="P3" style:family="paragraph" style:parent-style-name="Text_20_body" style:list-style-name="L1">
      <style:text-properties fo:language="de" fo:country="DE" fo:font-weight="normal" officeooo:rsid="1017f1cf" officeooo:paragraph-rsid="000fcace" style:font-weight-asian="normal" style:font-weight-complex="normal"/>
    </style:style>
    <style:style style:name="P4" style:family="paragraph" style:parent-style-name="Text_20_body" style:list-style-name="L1">
      <style:text-properties fo:language="de" fo:country="DE" fo:font-weight="normal" officeooo:rsid="101dc1ac" officeooo:paragraph-rsid="0004dc51" style:font-weight-asian="normal" style:font-weight-complex="normal"/>
    </style:style>
    <style:style style:name="P5" style:family="paragraph" style:parent-style-name="Text_20_body" style:list-style-name="L1">
      <style:text-properties fo:language="de" fo:country="DE" fo:font-weight="normal" officeooo:rsid="101e3653" officeooo:paragraph-rsid="0004dc51" style:font-weight-asian="normal" style:font-weight-complex="normal"/>
    </style:style>
    <style:style style:name="P6" style:family="paragraph" style:parent-style-name="Text_20_body">
      <style:text-properties fo:language="de" fo:country="DE" fo:font-weight="normal" officeooo:rsid="0d92a35e" officeooo:paragraph-rsid="0004dc51" style:font-weight-asian="normal" style:font-weight-complex="normal"/>
    </style:style>
    <style:style style:name="P7" style:family="paragraph" style:parent-style-name="Text_20_body">
      <style:text-properties fo:language="de" fo:country="DE" fo:font-weight="normal" officeooo:rsid="0d964abf" officeooo:paragraph-rsid="0004dc51" style:font-weight-asian="normal" style:font-weight-complex="normal"/>
    </style:style>
    <style:style style:name="P8" style:family="paragraph" style:parent-style-name="Text_20_body" style:list-style-name="L10">
      <style:text-properties fo:language="de" fo:country="DE" fo:font-weight="normal" officeooo:rsid="101f7958" officeooo:paragraph-rsid="0004dc51" style:font-weight-asian="normal" style:font-weight-complex="normal"/>
    </style:style>
    <style:style style:name="P9" style:family="paragraph" style:parent-style-name="Text_20_body" style:list-style-name="L10">
      <style:text-properties fo:language="de" fo:country="DE" fo:font-weight="normal" officeooo:rsid="101f7958" officeooo:paragraph-rsid="000fcace" style:font-weight-asian="normal" style:font-weight-complex="normal"/>
    </style:style>
    <style:style style:name="P10" style:family="paragraph" style:parent-style-name="Text_20_body" style:list-style-name="L10">
      <style:text-properties fo:language="de" fo:country="DE" fo:font-weight="normal" officeooo:rsid="10239c7f" officeooo:paragraph-rsid="0004dc51" style:font-weight-asian="normal" style:font-weight-complex="normal"/>
    </style:style>
    <style:style style:name="P11" style:family="paragraph" style:parent-style-name="Text_20_body" style:list-style-name="L10">
      <style:text-properties fo:language="de" fo:country="DE" fo:font-weight="normal" officeooo:rsid="10375e13" officeooo:paragraph-rsid="0004dc51" style:font-weight-asian="normal" style:font-weight-complex="normal"/>
    </style:style>
    <style:style style:name="P12" style:family="paragraph" style:parent-style-name="Text_20_body" style:list-style-name="L10">
      <style:text-properties fo:language="de" fo:country="DE" fo:font-weight="normal" officeooo:rsid="10375e13" officeooo:paragraph-rsid="0007f6e1" style:font-weight-asian="normal" style:font-weight-complex="normal"/>
    </style:style>
    <style:style style:name="P13" style:family="paragraph" style:parent-style-name="Text_20_body" style:list-style-name="L11">
      <style:text-properties fo:language="de" fo:country="DE" fo:font-weight="normal" officeooo:rsid="0dae496a" officeooo:paragraph-rsid="0004dc51" style:font-weight-asian="normal" style:font-weight-complex="normal"/>
    </style:style>
    <style:style style:name="P14" style:family="paragraph" style:parent-style-name="Text_20_body" style:list-style-name="L11">
      <style:text-properties fo:language="de" fo:country="DE" fo:font-weight="normal" officeooo:rsid="103f1de0" officeooo:paragraph-rsid="0004dc51" style:font-weight-asian="normal" style:font-weight-complex="normal"/>
    </style:style>
    <style:style style:name="P15" style:family="paragraph" style:parent-style-name="Text_20_body" style:list-style-name="L11">
      <style:text-properties fo:language="de" fo:country="DE" fo:font-weight="normal" officeooo:rsid="1042eb4e" officeooo:paragraph-rsid="0004dc51" style:font-weight-asian="normal" style:font-weight-complex="normal"/>
    </style:style>
    <style:style style:name="P16" style:family="paragraph" style:parent-style-name="Text_20_body" style:list-style-name="L11">
      <style:text-properties fo:language="de" fo:country="DE" fo:font-weight="normal" officeooo:rsid="10443336" officeooo:paragraph-rsid="0004dc51" style:font-weight-asian="normal" style:font-weight-complex="normal"/>
    </style:style>
    <style:style style:name="P17" style:family="paragraph" style:parent-style-name="Text_20_body" style:list-style-name="L11">
      <style:text-properties fo:language="de" fo:country="DE" fo:font-weight="normal" officeooo:rsid="10492526" officeooo:paragraph-rsid="0004dc51" style:font-weight-asian="normal" style:font-weight-complex="normal"/>
    </style:style>
    <style:style style:name="P18" style:family="paragraph" style:parent-style-name="Text_20_body" style:list-style-name="L12">
      <style:text-properties fo:language="de" fo:country="DE" fo:font-weight="normal" officeooo:rsid="10d61407" officeooo:paragraph-rsid="0004dc51" style:font-weight-asian="normal" style:font-weight-complex="normal"/>
    </style:style>
    <style:style style:name="P19" style:family="paragraph" style:parent-style-name="Text_20_body" style:list-style-name="L12">
      <style:text-properties fo:language="de" fo:country="DE" fo:font-weight="normal" officeooo:rsid="10d64f1c" officeooo:paragraph-rsid="0004dc51" style:font-weight-asian="normal" style:font-weight-complex="normal"/>
    </style:style>
    <style:style style:name="P20" style:family="paragraph" style:parent-style-name="Text_20_body" style:list-style-name="L12">
      <style:text-properties fo:language="de" fo:country="DE" fo:font-weight="normal" officeooo:rsid="10d7a5df" officeooo:paragraph-rsid="0004dc51" style:font-weight-asian="normal" style:font-weight-complex="normal"/>
    </style:style>
    <style:style style:name="P21" style:family="paragraph" style:parent-style-name="Text_20_body" style:list-style-name="L12">
      <style:text-properties fo:language="de" fo:country="DE" fo:font-weight="normal" officeooo:rsid="0da66365" officeooo:paragraph-rsid="0004dc51" style:font-weight-asian="normal" style:font-weight-complex="normal"/>
    </style:style>
    <style:style style:name="P22" style:family="paragraph" style:parent-style-name="Text_20_body" style:list-style-name="L12">
      <style:text-properties fo:language="de" fo:country="DE" fo:font-weight="normal" officeooo:rsid="0da7f311" officeooo:paragraph-rsid="0004dc51" style:font-weight-asian="normal" style:font-weight-complex="normal"/>
    </style:style>
    <style:style style:name="P23" style:family="paragraph" style:parent-style-name="Text_20_body" style:list-style-name="L13">
      <style:text-properties fo:language="de" fo:country="DE" fo:font-weight="normal" officeooo:rsid="0da7f311" officeooo:paragraph-rsid="0004dc51" style:font-weight-asian="normal" style:font-weight-complex="normal"/>
    </style:style>
    <style:style style:name="P24" style:family="paragraph" style:parent-style-name="Text_20_body" style:list-style-name="L12">
      <style:text-properties fo:language="de" fo:country="DE" fo:font-weight="normal" officeooo:rsid="022e73f4" officeooo:paragraph-rsid="00124e6c" style:font-weight-asian="normal" style:font-weight-complex="normal"/>
    </style:style>
    <style:style style:name="P25" style:family="paragraph" style:parent-style-name="Text_20_body" style:list-style-name="L12">
      <style:text-properties fo:language="de" fo:country="DE" fo:font-weight="normal" officeooo:rsid="10d3dfcf" officeooo:paragraph-rsid="0004dc51" style:font-weight-asian="normal" style:font-weight-complex="normal"/>
    </style:style>
    <style:style style:name="P26" style:family="paragraph" style:parent-style-name="Text_20_body" style:list-style-name="L13">
      <style:text-properties fo:language="de" fo:country="DE" fo:font-weight="normal" officeooo:rsid="11706c4a" officeooo:paragraph-rsid="0004dc51" style:font-weight-asian="normal" style:font-weight-complex="normal"/>
    </style:style>
    <style:style style:name="P27" style:family="paragraph" style:parent-style-name="Text_20_body" style:list-style-name="L13">
      <style:text-properties fo:language="de" fo:country="DE" fo:font-weight="normal" officeooo:rsid="1170a811" officeooo:paragraph-rsid="0004dc51" style:font-weight-asian="normal" style:font-weight-complex="normal"/>
    </style:style>
    <style:style style:name="P28" style:family="paragraph" style:parent-style-name="Text_20_body" style:list-style-name="L13">
      <style:text-properties fo:language="de" fo:country="DE" fo:font-weight="normal" officeooo:rsid="0da3adfc" officeooo:paragraph-rsid="0004dc51" style:font-weight-asian="normal" style:font-weight-complex="normal"/>
    </style:style>
    <style:style style:name="P29" style:family="paragraph" style:parent-style-name="Text_20_body" style:list-style-name="L13">
      <style:text-properties fo:language="de" fo:country="DE" fo:font-weight="normal" officeooo:rsid="116991ea" officeooo:paragraph-rsid="0004dc51" style:font-weight-asian="normal" style:font-weight-complex="normal"/>
    </style:style>
    <style:style style:name="P30" style:family="paragraph" style:parent-style-name="Text_20_body" style:list-style-name="L13">
      <style:text-properties fo:language="de" fo:country="DE" fo:font-weight="normal" officeooo:rsid="1169bdc6" officeooo:paragraph-rsid="0004dc51" style:font-weight-asian="normal" style:font-weight-complex="normal"/>
    </style:style>
    <style:style style:name="P31" style:family="paragraph" style:parent-style-name="Text_20_body" style:list-style-name="L14">
      <style:text-properties fo:language="de" fo:country="DE" fo:font-weight="normal" officeooo:rsid="121851da" officeooo:paragraph-rsid="0004dc51" style:font-weight-asian="normal" style:font-weight-complex="normal"/>
    </style:style>
    <style:style style:name="P32" style:family="paragraph" style:parent-style-name="Text_20_body" style:list-style-name="L14">
      <style:text-properties fo:language="de" fo:country="DE" fo:font-weight="normal" officeooo:rsid="0db0fdff" officeooo:paragraph-rsid="0004dc51" style:font-weight-asian="normal" style:font-weight-complex="normal"/>
    </style:style>
    <style:style style:name="P33" style:family="paragraph" style:parent-style-name="Text_20_body" style:list-style-name="L14">
      <style:text-properties fo:language="de" fo:country="DE" fo:font-weight="normal" officeooo:rsid="121913ae" officeooo:paragraph-rsid="0004dc51" style:font-weight-asian="normal" style:font-weight-complex="normal"/>
    </style:style>
    <style:style style:name="P34" style:family="paragraph" style:parent-style-name="Text_20_body" style:list-style-name="L15">
      <style:text-properties fo:language="de" fo:country="DE" fo:font-weight="normal" officeooo:rsid="122ef890" officeooo:paragraph-rsid="0004dc51" style:font-weight-asian="normal" style:font-weight-complex="normal"/>
    </style:style>
    <style:style style:name="P35" style:family="paragraph" style:parent-style-name="Text_20_body" style:list-style-name="L15">
      <style:text-properties fo:language="de" fo:country="DE" fo:font-weight="normal" officeooo:rsid="12300d74" officeooo:paragraph-rsid="0004dc51" style:font-weight-asian="normal" style:font-weight-complex="normal"/>
    </style:style>
    <style:style style:name="P36" style:family="paragraph" style:parent-style-name="Text_20_body" style:list-style-name="L15">
      <style:text-properties fo:language="de" fo:country="DE" fo:font-weight="normal" officeooo:rsid="0db67d11" officeooo:paragraph-rsid="0004dc51" style:font-weight-asian="normal" style:font-weight-complex="normal"/>
    </style:style>
    <style:style style:name="P37" style:family="paragraph" style:parent-style-name="Text_20_body" style:list-style-name="L15">
      <style:text-properties fo:language="de" fo:country="DE" fo:font-weight="normal" officeooo:rsid="121a80a0" officeooo:paragraph-rsid="00150fd4" style:font-weight-asian="normal" style:font-weight-complex="normal"/>
    </style:style>
    <style:style style:name="P38" style:family="paragraph" style:parent-style-name="Text_20_body" style:list-style-name="L15">
      <style:text-properties fo:language="de" fo:country="DE" fo:font-weight="normal" officeooo:rsid="121c0cb0" officeooo:paragraph-rsid="0004dc51" style:font-weight-asian="normal" style:font-weight-complex="normal"/>
    </style:style>
    <style:style style:name="P39" style:family="paragraph" style:parent-style-name="Text_20_body" style:list-style-name="L15">
      <style:text-properties fo:language="de" fo:country="DE" fo:font-weight="normal" officeooo:rsid="122c5245" officeooo:paragraph-rsid="0004dc51" style:font-weight-asian="normal" style:font-weight-complex="normal"/>
    </style:style>
    <style:style style:name="P40" style:family="paragraph" style:parent-style-name="Text_20_body" style:list-style-name="L16">
      <style:text-properties fo:language="de" fo:country="DE" fo:font-weight="normal" officeooo:rsid="12284cfe" officeooo:paragraph-rsid="0004dc51" style:font-weight-asian="normal" style:font-weight-complex="normal"/>
    </style:style>
    <style:style style:name="P41" style:family="paragraph" style:parent-style-name="Text_20_body" style:list-style-name="L16">
      <style:text-properties fo:language="de" fo:country="DE" fo:font-weight="normal" officeooo:rsid="12289f47" officeooo:paragraph-rsid="0004dc51" style:font-weight-asian="normal" style:font-weight-complex="normal"/>
    </style:style>
    <style:style style:name="P42" style:family="paragraph" style:parent-style-name="Text_20_body" style:list-style-name="L17">
      <style:text-properties fo:language="de" fo:country="DE" fo:font-weight="normal" officeooo:rsid="121c4696" officeooo:paragraph-rsid="0004dc51" style:font-weight-asian="normal" style:font-weight-complex="normal"/>
    </style:style>
    <style:style style:name="P43" style:family="paragraph" style:parent-style-name="Text_20_body" style:list-style-name="L17">
      <style:text-properties fo:language="de" fo:country="DE" fo:font-weight="normal" officeooo:rsid="12224acf" officeooo:paragraph-rsid="0004dc51" style:font-weight-asian="normal" style:font-weight-complex="normal"/>
    </style:style>
    <style:style style:name="P44" style:family="paragraph" style:parent-style-name="Text_20_body" style:list-style-name="L17">
      <style:text-properties fo:language="de" fo:country="DE" fo:font-weight="normal" officeooo:rsid="0db94f69" officeooo:paragraph-rsid="0004dc51" style:font-weight-asian="normal" style:font-weight-complex="normal"/>
    </style:style>
    <style:style style:name="P45" style:family="paragraph" style:parent-style-name="Text_20_body" style:list-style-name="L17">
      <style:text-properties fo:language="de" fo:country="DE" fo:font-weight="normal" officeooo:rsid="122465de" officeooo:paragraph-rsid="0004dc51" style:font-weight-asian="normal" style:font-weight-complex="normal"/>
    </style:style>
    <style:style style:name="P46" style:family="paragraph" style:parent-style-name="Text_20_body">
      <style:text-properties fo:language="de" fo:country="DE" fo:font-weight="normal" officeooo:rsid="0004dc51" officeooo:paragraph-rsid="0004dc51" style:font-weight-asian="normal" style:font-weight-complex="normal"/>
    </style:style>
    <style:style style:name="P47" style:family="paragraph" style:parent-style-name="Text_20_body" style:list-style-name="L1">
      <style:text-properties fo:language="de" fo:country="DE" fo:font-weight="normal" officeooo:rsid="0004dc51" officeooo:paragraph-rsid="0004dc51" style:font-weight-asian="normal" style:font-weight-complex="normal"/>
    </style:style>
    <style:style style:name="P48" style:family="paragraph" style:parent-style-name="Text_20_body">
      <style:text-properties fo:language="de" fo:country="DE" fo:font-weight="normal" officeooo:rsid="00090df4" officeooo:paragraph-rsid="00090df4" style:font-weight-asian="normal" style:font-weight-complex="normal"/>
    </style:style>
    <style:style style:name="P49" style:family="paragraph" style:parent-style-name="Text_20_body" style:list-style-name="L15">
      <style:text-properties fo:language="de" fo:country="DE" fo:font-weight="normal" officeooo:rsid="0009994f" officeooo:paragraph-rsid="0009994f" style:font-weight-asian="normal" style:font-weight-complex="normal"/>
    </style:style>
    <style:style style:name="P50" style:family="paragraph" style:parent-style-name="Text_20_body" style:list-style-name="L15">
      <style:text-properties fo:language="de" fo:country="DE" fo:font-weight="normal" officeooo:rsid="04e311f4" officeooo:paragraph-rsid="0009994f" style:font-weight-asian="normal" style:font-weight-complex="normal"/>
    </style:style>
    <style:style style:name="P51" style:family="paragraph" style:parent-style-name="Text_20_body" style:list-style-name="L15">
      <style:text-properties fo:language="de" fo:country="DE" fo:font-weight="normal" officeooo:rsid="000b6e63" officeooo:paragraph-rsid="000b6e63" style:font-weight-asian="normal" style:font-weight-complex="normal"/>
    </style:style>
    <style:style style:name="P52" style:family="paragraph" style:parent-style-name="Text_20_body" style:list-style-name="L16">
      <style:text-properties fo:language="de" fo:country="DE" fo:font-weight="normal" officeooo:rsid="000caa9c" officeooo:paragraph-rsid="000caa9c" style:font-weight-asian="normal" style:font-weight-complex="normal"/>
    </style:style>
    <style:style style:name="P53" style:family="paragraph" style:parent-style-name="Text_20_body" style:list-style-name="L17">
      <style:text-properties fo:language="de" fo:country="DE" fo:font-weight="normal" officeooo:rsid="000caa9c" officeooo:paragraph-rsid="000caa9c" style:font-weight-asian="normal" style:font-weight-complex="normal"/>
    </style:style>
    <style:style style:name="P54" style:family="paragraph" style:parent-style-name="Text_20_body" style:list-style-name="L17">
      <style:text-properties fo:language="de" fo:country="DE" fo:font-weight="normal" officeooo:rsid="000d6c7f" officeooo:paragraph-rsid="000d6c7f" style:font-weight-asian="normal" style:font-weight-complex="normal"/>
    </style:style>
    <style:style style:name="P55" style:family="paragraph" style:parent-style-name="Text_20_body" style:list-style-name="L11">
      <style:text-properties fo:language="de" fo:country="DE" fo:font-weight="normal" officeooo:rsid="001066cb" officeooo:paragraph-rsid="001066cb" style:font-weight-asian="normal" style:font-weight-complex="normal"/>
    </style:style>
    <style:style style:name="P56" style:family="paragraph" style:parent-style-name="Text_20_body" style:list-style-name="L12">
      <style:text-properties fo:language="de" fo:country="DE" fo:font-weight="normal" officeooo:rsid="00124e6c" officeooo:paragraph-rsid="00124e6c" style:font-weight-asian="normal" style:font-weight-complex="normal"/>
    </style:style>
    <style:style style:name="P57" style:family="paragraph" style:parent-style-name="Text_20_body" style:list-style-name="L13">
      <style:text-properties fo:language="de" fo:country="DE" fo:font-weight="normal" officeooo:rsid="00124e6c" officeooo:paragraph-rsid="0017b33a" style:font-weight-asian="normal" style:font-weight-complex="normal"/>
    </style:style>
    <style:style style:name="P58" style:family="paragraph" style:parent-style-name="Text_20_body" style:list-style-name="L12">
      <style:text-properties fo:language="de" fo:country="DE" fo:font-weight="normal" officeooo:rsid="0015f1ea" officeooo:paragraph-rsid="0015f1ea" style:font-weight-asian="normal" style:font-weight-complex="normal"/>
    </style:style>
    <style:style style:name="P59" style:family="paragraph" style:parent-style-name="Text_20_body" style:list-style-name="L12">
      <style:text-properties fo:language="de" fo:country="DE" fo:font-weight="normal" officeooo:rsid="0015f1ea" officeooo:paragraph-rsid="0017b33a" style:font-weight-asian="normal" style:font-weight-complex="normal"/>
    </style:style>
    <style:style style:name="P60" style:family="paragraph" style:parent-style-name="Text_20_body" style:list-style-name="L12">
      <style:text-properties fo:language="de" fo:country="DE" fo:font-weight="normal" officeooo:rsid="0370a2d3" officeooo:paragraph-rsid="0015f1ea" style:font-weight-asian="normal" style:font-weight-complex="normal"/>
    </style:style>
    <style:style style:name="P61" style:family="paragraph" style:parent-style-name="Text_20_body" style:list-style-name="L12">
      <style:text-properties fo:language="de" fo:country="DE" fo:font-weight="normal" officeooo:rsid="001730ce" officeooo:paragraph-rsid="0017b33a" style:font-weight-asian="normal" style:font-weight-complex="normal"/>
    </style:style>
    <style:style style:name="P62" style:family="paragraph" style:parent-style-name="Text_20_body" style:list-style-name="L10">
      <style:text-properties fo:language="de" fo:country="DE" officeooo:rsid="089775db" officeooo:paragraph-rsid="0004dc51"/>
    </style:style>
    <style:style style:name="P63" style:family="paragraph" style:parent-style-name="Text_20_body" style:list-style-name="L15">
      <style:text-properties fo:language="de" fo:country="DE" officeooo:rsid="02f38faa" officeooo:paragraph-rsid="00138784"/>
    </style:style>
    <style:style style:name="P64" style:family="paragraph" style:parent-style-name="Text_20_body" style:list-style-name="L1">
      <style:text-properties officeooo:rsid="0d90c46c" officeooo:paragraph-rsid="0004dc51"/>
    </style:style>
    <style:style style:name="P65" style:family="paragraph" style:parent-style-name="Text_20_body" style:list-style-name="L1">
      <style:text-properties officeooo:rsid="101d7324" officeooo:paragraph-rsid="0004dc51"/>
    </style:style>
    <style:style style:name="P66" style:family="paragraph" style:parent-style-name="Text_20_body" style:list-style-name="L1">
      <style:text-properties officeooo:rsid="0d93e8a6" officeooo:paragraph-rsid="0004dc51"/>
    </style:style>
    <style:style style:name="P67" style:family="paragraph" style:parent-style-name="Text_20_body" style:list-style-name="L10">
      <style:text-properties officeooo:rsid="0da9daad" officeooo:paragraph-rsid="0004dc51"/>
    </style:style>
    <style:style style:name="P68" style:family="paragraph" style:parent-style-name="Text_20_body" style:list-style-name="L10">
      <style:text-properties officeooo:rsid="089729a4" officeooo:paragraph-rsid="0004dc51"/>
    </style:style>
    <style:style style:name="P69" style:family="paragraph" style:parent-style-name="Text_20_body" style:list-style-name="L11">
      <style:text-properties officeooo:rsid="04bdbe54" officeooo:paragraph-rsid="0004dc51"/>
    </style:style>
    <style:style style:name="P70" style:family="paragraph" style:parent-style-name="Text_20_body" style:list-style-name="L12">
      <style:text-properties officeooo:rsid="0da66365" officeooo:paragraph-rsid="0004dc51"/>
    </style:style>
    <style:style style:name="P71" style:family="paragraph" style:parent-style-name="Text_20_body" style:list-style-name="L12">
      <style:text-properties officeooo:rsid="0da87377" officeooo:paragraph-rsid="0004dc51"/>
    </style:style>
    <style:style style:name="P72" style:family="paragraph" style:parent-style-name="Text_20_body" style:list-style-name="L13">
      <style:text-properties officeooo:rsid="0da102ed" officeooo:paragraph-rsid="0004dc51"/>
    </style:style>
    <style:style style:name="P73" style:family="paragraph" style:parent-style-name="Text_20_body" style:list-style-name="L13">
      <style:text-properties officeooo:rsid="0da3adfc" officeooo:paragraph-rsid="0004dc51"/>
    </style:style>
    <style:style style:name="P74" style:family="paragraph" style:parent-style-name="Text_20_body" style:list-style-name="L14">
      <style:text-properties officeooo:rsid="0daf650c" officeooo:paragraph-rsid="0004dc51"/>
    </style:style>
    <style:style style:name="P75" style:family="paragraph" style:parent-style-name="Text_20_body" style:list-style-name="L14">
      <style:text-properties officeooo:rsid="0db5e7eb" officeooo:paragraph-rsid="0004dc51"/>
    </style:style>
    <style:style style:name="P76" style:family="paragraph" style:parent-style-name="Text_20_body" style:list-style-name="L14">
      <style:text-properties officeooo:rsid="0db5e7eb" officeooo:paragraph-rsid="00136245"/>
    </style:style>
    <style:style style:name="P77" style:family="paragraph" style:parent-style-name="Text_20_body" style:list-style-name="L14">
      <style:text-properties officeooo:rsid="0db15fe0" officeooo:paragraph-rsid="00138784"/>
    </style:style>
    <style:style style:name="P78" style:family="paragraph" style:parent-style-name="Text_20_body" style:list-style-name="L15">
      <style:text-properties officeooo:rsid="0db6b76d" officeooo:paragraph-rsid="0004dc51"/>
    </style:style>
    <style:style style:name="P79" style:family="paragraph" style:parent-style-name="Text_20_body" style:list-style-name="L16">
      <style:text-properties officeooo:rsid="0d988a97" officeooo:paragraph-rsid="0004dc51"/>
    </style:style>
    <style:style style:name="P80" style:family="paragraph" style:parent-style-name="Text_20_body" style:list-style-name="L16">
      <style:text-properties officeooo:rsid="0d999861" officeooo:paragraph-rsid="0004dc51"/>
    </style:style>
    <style:style style:name="P81" style:family="paragraph" style:parent-style-name="Text_20_body" style:list-style-name="L16">
      <style:text-properties officeooo:rsid="0d9aeaa4" officeooo:paragraph-rsid="0004dc51"/>
    </style:style>
    <style:style style:name="P82" style:family="paragraph" style:parent-style-name="Text_20_body" style:list-style-name="L16">
      <style:text-properties officeooo:rsid="12280485" officeooo:paragraph-rsid="0004dc51"/>
    </style:style>
    <style:style style:name="P83" style:family="paragraph" style:parent-style-name="Text_20_body" style:list-style-name="L16">
      <style:text-properties officeooo:rsid="0f57bc41" officeooo:paragraph-rsid="0004dc51"/>
    </style:style>
    <style:style style:name="P84" style:family="paragraph" style:parent-style-name="Text_20_body" style:list-style-name="L16">
      <style:text-properties officeooo:rsid="12283008" officeooo:paragraph-rsid="0004dc51"/>
    </style:style>
    <style:style style:name="P85" style:family="paragraph" style:parent-style-name="Text_20_body" style:list-style-name="L17">
      <style:text-properties officeooo:rsid="0db94f69" officeooo:paragraph-rsid="0004dc51"/>
    </style:style>
    <style:style style:name="P86" style:family="paragraph" style:parent-style-name="Text_20_body" style:list-style-name="L17">
      <style:text-properties officeooo:rsid="03629361" officeooo:paragraph-rsid="0004dc51"/>
    </style:style>
    <style:style style:name="P87" style:family="paragraph" style:parent-style-name="Text_20_body" style:list-style-name="L17">
      <style:text-properties officeooo:rsid="03629361" officeooo:paragraph-rsid="00150fd4"/>
    </style:style>
    <style:style style:name="P88" style:family="paragraph" style:parent-style-name="Text_20_body" style:list-style-name="L11">
      <style:text-properties officeooo:paragraph-rsid="0004dc51"/>
    </style:style>
    <style:style style:name="P89" style:family="paragraph" style:parent-style-name="Text_20_body" style:list-style-name="L15">
      <style:text-properties officeooo:paragraph-rsid="0004dc51"/>
    </style:style>
    <style:style style:name="P90" style:family="paragraph" style:parent-style-name="Text_20_body" style:list-style-name="L16">
      <style:text-properties officeooo:paragraph-rsid="0004dc51"/>
    </style:style>
    <style:style style:name="P91" style:family="paragraph" style:parent-style-name="Text_20_body">
      <style:text-properties officeooo:paragraph-rsid="0004dc51"/>
    </style:style>
    <style:style style:name="P92" style:family="paragraph" style:parent-style-name="Text_20_body" style:list-style-name="L16">
      <style:text-properties officeooo:rsid="00090df4" officeooo:paragraph-rsid="00090df4"/>
    </style:style>
    <style:style style:name="T1" style:family="text">
      <style:text-properties officeooo:rsid="1017bab7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d964abf" style:font-weight-asian="normal" style:font-weight-complex="normal"/>
    </style:style>
    <style:style style:name="T4" style:family="text">
      <style:text-properties fo:language="de" fo:country="DE" fo:font-weight="normal" officeooo:rsid="12154eed" style:font-weight-asian="normal" style:font-weight-complex="normal"/>
    </style:style>
    <style:style style:name="T5" style:family="text">
      <style:text-properties fo:language="de" fo:country="DE" fo:font-weight="normal" officeooo:rsid="1237738d" style:font-weight-asian="normal" style:font-weight-complex="normal"/>
    </style:style>
    <style:style style:name="T6" style:family="text">
      <style:text-properties fo:language="de" fo:country="DE" fo:font-weight="normal" officeooo:rsid="0d92a35e" style:font-weight-asian="normal" style:font-weight-complex="normal"/>
    </style:style>
    <style:style style:name="T7" style:family="text">
      <style:text-properties fo:language="de" fo:country="DE" fo:font-weight="normal" officeooo:rsid="101e3653" style:font-weight-asian="normal" style:font-weight-complex="normal"/>
    </style:style>
    <style:style style:name="T8" style:family="text">
      <style:text-properties fo:language="de" fo:country="DE" fo:font-weight="normal" officeooo:rsid="0d93e8a6" style:font-weight-asian="normal" style:font-weight-complex="normal"/>
    </style:style>
    <style:style style:name="T9" style:family="text">
      <style:text-properties fo:language="de" fo:country="DE" fo:font-weight="normal" officeooo:rsid="0dada749" style:font-weight-asian="normal" style:font-weight-complex="normal"/>
    </style:style>
    <style:style style:name="T10" style:family="text">
      <style:text-properties fo:language="de" fo:country="DE" fo:font-weight="normal" officeooo:rsid="0da9daad" style:font-weight-asian="normal" style:font-weight-complex="normal"/>
    </style:style>
    <style:style style:name="T11" style:family="text">
      <style:text-properties fo:language="de" fo:country="DE" fo:font-weight="normal" officeooo:rsid="101f7958" style:font-weight-asian="normal" style:font-weight-complex="normal"/>
    </style:style>
    <style:style style:name="T12" style:family="text">
      <style:text-properties fo:language="de" fo:country="DE" fo:font-weight="normal" officeooo:rsid="123ca166" style:font-weight-asian="normal" style:font-weight-complex="normal"/>
    </style:style>
    <style:style style:name="T13" style:family="text">
      <style:text-properties fo:language="de" fo:country="DE" fo:font-weight="normal" officeooo:rsid="047e6b78" style:font-weight-asian="normal" style:font-weight-complex="normal"/>
    </style:style>
    <style:style style:name="T14" style:family="text">
      <style:text-properties fo:language="de" fo:country="DE" fo:font-weight="normal" officeooo:rsid="0dade746" style:font-weight-asian="normal" style:font-weight-complex="normal"/>
    </style:style>
    <style:style style:name="T15" style:family="text">
      <style:text-properties fo:language="de" fo:country="DE" fo:font-weight="normal" officeooo:rsid="051223a3" style:font-weight-asian="normal" style:font-weight-complex="normal"/>
    </style:style>
    <style:style style:name="T16" style:family="text">
      <style:text-properties fo:language="de" fo:country="DE" fo:font-weight="normal" officeooo:rsid="0f5faaca" style:font-weight-asian="normal" style:font-weight-complex="normal"/>
    </style:style>
    <style:style style:name="T17" style:family="text">
      <style:text-properties fo:language="de" fo:country="DE" fo:font-weight="normal" officeooo:rsid="0dae496a" style:font-weight-asian="normal" style:font-weight-complex="normal"/>
    </style:style>
    <style:style style:name="T18" style:family="text">
      <style:text-properties fo:language="de" fo:country="DE" fo:font-weight="normal" officeooo:rsid="08e458ce" style:font-weight-asian="normal" style:font-weight-complex="normal"/>
    </style:style>
    <style:style style:name="T19" style:family="text">
      <style:text-properties fo:language="de" fo:country="DE" fo:font-weight="normal" officeooo:rsid="123c7ebf" style:font-weight-asian="normal" style:font-weight-complex="normal"/>
    </style:style>
    <style:style style:name="T20" style:family="text">
      <style:text-properties fo:language="de" fo:country="DE" fo:font-weight="normal" officeooo:rsid="0da87377" style:font-weight-asian="normal" style:font-weight-complex="normal"/>
    </style:style>
    <style:style style:name="T21" style:family="text">
      <style:text-properties fo:language="de" fo:country="DE" fo:font-weight="normal" officeooo:rsid="0da7f311" style:font-weight-asian="normal" style:font-weight-complex="normal"/>
    </style:style>
    <style:style style:name="T22" style:family="text">
      <style:text-properties fo:language="de" fo:country="DE" fo:font-weight="normal" officeooo:rsid="022e73f4" style:font-weight-asian="normal" style:font-weight-complex="normal"/>
    </style:style>
    <style:style style:name="T23" style:family="text">
      <style:text-properties fo:language="de" fo:country="DE" fo:font-weight="normal" officeooo:rsid="0da1df68" style:font-weight-asian="normal" style:font-weight-complex="normal"/>
    </style:style>
    <style:style style:name="T24" style:family="text">
      <style:text-properties fo:language="de" fo:country="DE" fo:font-weight="normal" officeooo:rsid="0a80fb38" style:font-weight-asian="normal" style:font-weight-complex="normal"/>
    </style:style>
    <style:style style:name="T25" style:family="text">
      <style:text-properties fo:language="de" fo:country="DE" fo:font-weight="normal" officeooo:rsid="0641508c" style:font-weight-asian="normal" style:font-weight-complex="normal"/>
    </style:style>
    <style:style style:name="T26" style:family="text">
      <style:text-properties fo:language="de" fo:country="DE" fo:font-weight="normal" officeooo:rsid="022ee577" style:font-weight-asian="normal" style:font-weight-complex="normal"/>
    </style:style>
    <style:style style:name="T27" style:family="text">
      <style:text-properties fo:language="de" fo:country="DE" fo:font-weight="normal" officeooo:rsid="0da52107" style:font-weight-asian="normal" style:font-weight-complex="normal"/>
    </style:style>
    <style:style style:name="T28" style:family="text">
      <style:text-properties fo:language="de" fo:country="DE" fo:font-weight="normal" officeooo:rsid="0db5e7eb" style:font-weight-asian="normal" style:font-weight-complex="normal"/>
    </style:style>
    <style:style style:name="T29" style:family="text">
      <style:text-properties fo:language="de" fo:country="DE" fo:font-weight="normal" officeooo:rsid="0db65f43" style:font-weight-asian="normal" style:font-weight-complex="normal"/>
    </style:style>
    <style:style style:name="T30" style:family="text">
      <style:text-properties fo:language="de" fo:country="DE" fo:font-weight="normal" officeooo:rsid="123327a2" style:font-weight-asian="normal" style:font-weight-complex="normal"/>
    </style:style>
    <style:style style:name="T31" style:family="text">
      <style:text-properties fo:language="de" fo:country="DE" fo:font-weight="normal" officeooo:rsid="12300d74" style:font-weight-asian="normal" style:font-weight-complex="normal"/>
    </style:style>
    <style:style style:name="T32" style:family="text">
      <style:text-properties fo:language="de" fo:country="DE" fo:font-weight="normal" officeooo:rsid="0db318ac" style:font-weight-asian="normal" style:font-weight-complex="normal"/>
    </style:style>
    <style:style style:name="T33" style:family="text">
      <style:text-properties fo:language="de" fo:country="DE" fo:font-weight="normal" officeooo:rsid="0db4977a" style:font-weight-asian="normal" style:font-weight-complex="normal"/>
    </style:style>
    <style:style style:name="T34" style:family="text">
      <style:text-properties fo:language="de" fo:country="DE" fo:font-weight="normal" officeooo:rsid="0db67d11" style:font-weight-asian="normal" style:font-weight-complex="normal"/>
    </style:style>
    <style:style style:name="T35" style:family="text">
      <style:text-properties fo:language="de" fo:country="DE" fo:font-weight="normal" officeooo:rsid="121a80a0" style:font-weight-asian="normal" style:font-weight-complex="normal"/>
    </style:style>
    <style:style style:name="T36" style:family="text">
      <style:text-properties fo:language="de" fo:country="DE" fo:font-weight="normal" officeooo:rsid="0ef2f4d7" style:font-weight-asian="normal" style:font-weight-complex="normal"/>
    </style:style>
    <style:style style:name="T37" style:family="text">
      <style:text-properties fo:language="de" fo:country="DE" fo:font-weight="normal" officeooo:rsid="0db818fa" style:font-weight-asian="normal" style:font-weight-complex="normal"/>
    </style:style>
    <style:style style:name="T38" style:family="text">
      <style:text-properties fo:language="de" fo:country="DE" fo:font-weight="normal" officeooo:rsid="123e6b72" style:font-weight-asian="normal" style:font-weight-complex="normal"/>
    </style:style>
    <style:style style:name="T39" style:family="text">
      <style:text-properties fo:language="de" fo:country="DE" fo:font-weight="normal" officeooo:rsid="0d988a97" style:font-weight-asian="normal" style:font-weight-complex="normal"/>
    </style:style>
    <style:style style:name="T40" style:family="text">
      <style:text-properties fo:language="de" fo:country="DE" fo:font-weight="normal" officeooo:rsid="0946ef40" style:font-weight-asian="normal" style:font-weight-complex="normal"/>
    </style:style>
    <style:style style:name="T41" style:family="text">
      <style:text-properties fo:language="de" fo:country="DE" fo:font-weight="normal" officeooo:rsid="0cab8c53" style:font-weight-asian="normal" style:font-weight-complex="normal"/>
    </style:style>
    <style:style style:name="T42" style:family="text">
      <style:text-properties fo:language="de" fo:country="DE" fo:font-weight="normal" officeooo:rsid="0d9fd89e" style:font-weight-asian="normal" style:font-weight-complex="normal"/>
    </style:style>
    <style:style style:name="T43" style:family="text">
      <style:text-properties fo:language="de" fo:country="DE" fo:font-weight="normal" officeooo:rsid="12280485" style:font-weight-asian="normal" style:font-weight-complex="normal"/>
    </style:style>
    <style:style style:name="T44" style:family="text">
      <style:text-properties fo:language="de" fo:country="DE" fo:font-weight="normal" officeooo:rsid="122654a8" style:font-weight-asian="normal" style:font-weight-complex="normal"/>
    </style:style>
    <style:style style:name="T45" style:family="text">
      <style:text-properties fo:language="de" fo:country="DE" fo:font-weight="normal" officeooo:rsid="0d9fc772" style:font-weight-asian="normal" style:font-weight-complex="normal"/>
    </style:style>
    <style:style style:name="T46" style:family="text">
      <style:text-properties fo:language="de" fo:country="DE" fo:font-weight="normal" officeooo:rsid="0d999861" style:font-weight-asian="normal" style:font-weight-complex="normal"/>
    </style:style>
    <style:style style:name="T47" style:family="text">
      <style:text-properties fo:language="de" fo:country="DE" fo:font-weight="normal" officeooo:rsid="12283008" style:font-weight-asian="normal" style:font-weight-complex="normal"/>
    </style:style>
    <style:style style:name="T48" style:family="text">
      <style:text-properties fo:language="de" fo:country="DE" fo:font-weight="normal" officeooo:rsid="123eab05" style:font-weight-asian="normal" style:font-weight-complex="normal"/>
    </style:style>
    <style:style style:name="T49" style:family="text">
      <style:text-properties fo:language="de" fo:country="DE" fo:font-weight="normal" officeooo:rsid="124059c2" style:font-weight-asian="normal" style:font-weight-complex="normal"/>
    </style:style>
    <style:style style:name="T50" style:family="text">
      <style:text-properties fo:language="de" fo:country="DE" fo:font-weight="normal" officeooo:rsid="0366398d" style:font-weight-asian="normal" style:font-weight-complex="normal"/>
    </style:style>
    <style:style style:name="T51" style:family="text">
      <style:text-properties fo:language="de" fo:country="DE" fo:font-weight="normal" officeooo:rsid="04224812" style:font-weight-asian="normal" style:font-weight-complex="normal"/>
    </style:style>
    <style:style style:name="T52" style:family="text">
      <style:text-properties fo:language="de" fo:country="DE" fo:font-weight="normal" officeooo:rsid="121c4e46" style:font-weight-asian="normal" style:font-weight-complex="normal"/>
    </style:style>
    <style:style style:name="T53" style:family="text">
      <style:text-properties fo:language="de" fo:country="DE" fo:font-weight="normal" officeooo:rsid="10171de9" style:font-weight-asian="normal" style:font-weight-complex="normal"/>
    </style:style>
    <style:style style:name="T54" style:family="text">
      <style:text-properties fo:language="de" fo:country="DE" fo:font-weight="normal" officeooo:rsid="03682111" style:font-weight-asian="normal" style:font-weight-complex="normal"/>
    </style:style>
    <style:style style:name="T55" style:family="text">
      <style:text-properties fo:language="de" fo:country="DE" fo:font-weight="normal" officeooo:rsid="07a05076" style:font-weight-asian="normal" style:font-weight-complex="normal"/>
    </style:style>
    <style:style style:name="T56" style:family="text">
      <style:text-properties fo:language="de" fo:country="DE" fo:font-weight="normal" officeooo:rsid="0f59791b" style:font-weight-asian="normal" style:font-weight-complex="normal"/>
    </style:style>
    <style:style style:name="T57" style:family="text">
      <style:text-properties fo:language="de" fo:country="DE" fo:font-weight="normal" officeooo:rsid="00062705" style:font-weight-asian="normal" style:font-weight-complex="normal"/>
    </style:style>
    <style:style style:name="T58" style:family="text">
      <style:text-properties fo:language="de" fo:country="DE" fo:font-weight="normal" officeooo:rsid="00124e6c" style:font-weight-asian="normal" style:font-weight-complex="normal"/>
    </style:style>
    <style:style style:name="T59" style:family="text">
      <style:text-properties fo:language="de" fo:country="DE" fo:font-weight="normal" officeooo:rsid="00136245" style:font-weight-asian="normal" style:font-weight-complex="normal"/>
    </style:style>
    <style:style style:name="T60" style:family="text">
      <style:text-properties fo:language="de" fo:country="DE" fo:font-weight="normal" officeooo:rsid="00138784" style:font-weight-asian="normal" style:font-weight-complex="normal"/>
    </style:style>
    <style:style style:name="T61" style:family="text">
      <style:text-properties officeooo:rsid="1017f1cf"/>
    </style:style>
    <style:style style:name="T62" style:family="text">
      <style:text-properties officeooo:rsid="1237738d"/>
    </style:style>
    <style:style style:name="T63" style:family="text">
      <style:text-properties officeooo:rsid="1032ad68"/>
    </style:style>
    <style:style style:name="T64" style:family="text">
      <style:text-properties officeooo:rsid="0d93e8a6"/>
    </style:style>
    <style:style style:name="T65" style:family="text">
      <style:text-properties officeooo:rsid="101dc1ac"/>
    </style:style>
    <style:style style:name="T66" style:family="text">
      <style:text-properties officeooo:rsid="10336915"/>
    </style:style>
    <style:style style:name="T67" style:family="text">
      <style:text-properties officeooo:rsid="0da9daad"/>
    </style:style>
    <style:style style:name="T68" style:family="text">
      <style:text-properties officeooo:rsid="10205b4e"/>
    </style:style>
    <style:style style:name="T69" style:family="text">
      <style:text-properties officeooo:rsid="123add8e"/>
    </style:style>
    <style:style style:name="T70" style:family="text">
      <style:text-properties officeooo:rsid="12300d74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8bbae93" style:font-weight-asian="normal" style:font-weight-complex="normal"/>
    </style:style>
    <style:style style:name="T73" style:family="text">
      <style:text-properties fo:font-weight="normal" officeooo:rsid="0da9daad" style:font-weight-asian="normal" style:font-weight-complex="normal"/>
    </style:style>
    <style:style style:name="T74" style:family="text">
      <style:text-properties fo:font-weight="normal" officeooo:rsid="0898bb16" style:font-weight-asian="normal" style:font-weight-complex="normal"/>
    </style:style>
    <style:style style:name="T75" style:family="text">
      <style:text-properties fo:font-weight="normal" officeooo:rsid="0e411c0c" style:font-weight-asian="normal" style:font-weight-complex="normal"/>
    </style:style>
    <style:style style:name="T76" style:family="text">
      <style:text-properties fo:font-weight="normal" officeooo:rsid="10350e49" style:font-weight-asian="normal" style:font-weight-complex="normal"/>
    </style:style>
    <style:style style:name="T77" style:family="text">
      <style:text-properties fo:font-weight="normal" officeooo:rsid="10363392" style:font-weight-asian="normal" style:font-weight-complex="normal"/>
    </style:style>
    <style:style style:name="T78" style:family="text">
      <style:text-properties fo:font-weight="normal" officeooo:rsid="0daba263" style:font-weight-asian="normal" style:font-weight-complex="normal"/>
    </style:style>
    <style:style style:name="T79" style:family="text">
      <style:text-properties fo:font-weight="normal" officeooo:rsid="0dac6c95" style:font-weight-asian="normal" style:font-weight-complex="normal"/>
    </style:style>
    <style:style style:name="T80" style:family="text">
      <style:text-properties fo:font-weight="normal" officeooo:rsid="0db67d11" style:font-weight-asian="normal" style:font-weight-complex="normal"/>
    </style:style>
    <style:style style:name="T81" style:family="text">
      <style:text-properties fo:font-weight="normal" officeooo:rsid="07c93011" style:font-weight-asian="normal" style:font-weight-complex="normal"/>
    </style:style>
    <style:style style:name="T82" style:family="text">
      <style:text-properties fo:font-weight="normal" officeooo:rsid="0db6b76d" style:font-weight-asian="normal" style:font-weight-complex="normal"/>
    </style:style>
    <style:style style:name="T83" style:family="text">
      <style:text-properties fo:font-weight="normal" officeooo:rsid="001066cb" style:font-weight-asian="normal" style:font-weight-complex="normal"/>
    </style:style>
    <style:style style:name="T84" style:family="text">
      <style:text-properties fo:font-weight="normal" officeooo:rsid="00138784" style:font-weight-asian="normal" style:font-weight-complex="normal"/>
    </style:style>
    <style:style style:name="T85" style:family="text">
      <style:text-properties officeooo:rsid="103849f6"/>
    </style:style>
    <style:style style:name="T86" style:family="text">
      <style:text-properties officeooo:rsid="10390a7b"/>
    </style:style>
    <style:style style:name="T87" style:family="text">
      <style:text-properties officeooo:rsid="0898bb16"/>
    </style:style>
    <style:style style:name="T88" style:family="text">
      <style:text-properties officeooo:rsid="103a1f4c"/>
    </style:style>
    <style:style style:name="T89" style:family="text">
      <style:text-properties fo:font-style="normal" officeooo:rsid="103c5bf6" style:font-style-asian="normal" style:font-style-complex="normal"/>
    </style:style>
    <style:style style:name="T90" style:family="text">
      <style:text-properties fo:font-style="normal" officeooo:rsid="0be89a32" style:font-style-asian="normal" style:font-style-complex="normal"/>
    </style:style>
    <style:style style:name="T91" style:family="text">
      <style:text-properties fo:font-style="normal" officeooo:rsid="0dc9e2ef" style:font-style-asian="normal" style:font-style-complex="normal"/>
    </style:style>
    <style:style style:name="T92" style:family="text">
      <style:text-properties fo:font-style="normal" officeooo:rsid="103e4655" style:font-style-asian="normal" style:font-style-complex="normal"/>
    </style:style>
    <style:style style:name="T93" style:family="text">
      <style:text-properties fo:font-style="normal" officeooo:rsid="0898bb16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898bb16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da9daad" style:font-style-asian="normal" style:font-weight-asian="normal" style:font-style-complex="normal" style:font-weight-complex="normal"/>
    </style:style>
    <style:style style:name="T97" style:family="text">
      <style:text-properties officeooo:rsid="123c7ebf"/>
    </style:style>
    <style:style style:name="T98" style:family="text">
      <style:text-properties officeooo:rsid="104e67e7"/>
    </style:style>
    <style:style style:name="T99" style:family="text">
      <style:text-properties officeooo:rsid="0da87377"/>
    </style:style>
    <style:style style:name="T100" style:family="text">
      <style:text-properties officeooo:rsid="10d79731"/>
    </style:style>
    <style:style style:name="T101" style:family="text">
      <style:text-properties officeooo:rsid="1173727a"/>
    </style:style>
    <style:style style:name="T102" style:family="text">
      <style:text-properties officeooo:rsid="10d61407"/>
    </style:style>
    <style:style style:name="T103" style:family="text">
      <style:text-properties officeooo:rsid="10d19402"/>
    </style:style>
    <style:style style:name="T104" style:family="text">
      <style:text-properties officeooo:rsid="123c810d"/>
    </style:style>
    <style:style style:name="T105" style:family="text">
      <style:text-properties officeooo:rsid="022e73f4"/>
    </style:style>
    <style:style style:name="T106" style:family="text">
      <style:text-properties officeooo:rsid="0da7f311"/>
    </style:style>
    <style:style style:name="T107" style:family="text">
      <style:text-properties officeooo:rsid="0da102ed"/>
    </style:style>
    <style:style style:name="T108" style:family="text">
      <style:text-properties officeooo:rsid="123ca166"/>
    </style:style>
    <style:style style:name="T109" style:family="text">
      <style:text-properties officeooo:rsid="11727210"/>
    </style:style>
    <style:style style:name="T110" style:family="text">
      <style:text-properties officeooo:rsid="108692f8"/>
    </style:style>
    <style:style style:name="T111" style:family="text">
      <style:text-properties officeooo:rsid="1169deb5"/>
    </style:style>
    <style:style style:name="T112" style:family="text">
      <style:text-properties officeooo:rsid="022f10b6"/>
    </style:style>
    <style:style style:name="T113" style:family="text">
      <style:text-properties officeooo:rsid="121a80a0"/>
    </style:style>
    <style:style style:name="T114" style:family="text">
      <style:text-properties officeooo:rsid="122a6cb0"/>
    </style:style>
    <style:style style:name="T115" style:family="text">
      <style:text-properties officeooo:rsid="0d988a97"/>
    </style:style>
    <style:style style:name="T116" style:family="text">
      <style:text-properties officeooo:rsid="123e6b72"/>
    </style:style>
    <style:style style:name="T117" style:family="text">
      <style:text-properties officeooo:rsid="12289f47"/>
    </style:style>
    <style:style style:name="T118" style:family="text">
      <style:text-properties officeooo:rsid="121f4516"/>
    </style:style>
    <style:style style:name="T119" style:family="text">
      <style:text-properties officeooo:rsid="1240f1ee"/>
    </style:style>
    <style:style style:name="T120" style:family="text">
      <style:text-properties officeooo:rsid="121c4e46"/>
    </style:style>
    <style:style style:name="T121" style:family="text">
      <style:text-properties officeooo:rsid="12227943"/>
    </style:style>
    <style:style style:name="T122" style:family="text">
      <style:text-properties officeooo:rsid="0004dc51"/>
    </style:style>
    <style:style style:name="T123" style:family="text">
      <style:text-properties officeooo:rsid="0007f6e1"/>
    </style:style>
    <style:style style:name="T124" style:family="text">
      <style:text-properties officeooo:rsid="04f3dbc5"/>
    </style:style>
    <style:style style:name="T125" style:family="text">
      <style:text-properties officeooo:rsid="000b6e63"/>
    </style:style>
    <style:style style:name="T126" style:family="text">
      <style:text-properties officeooo:rsid="000caa9c"/>
    </style:style>
    <style:style style:name="T127" style:family="text">
      <style:text-properties officeooo:rsid="000f2189"/>
    </style:style>
    <style:style style:name="T128" style:family="text">
      <style:text-properties officeooo:rsid="000fcace"/>
    </style:style>
    <style:style style:name="T129" style:family="text">
      <style:text-properties officeooo:rsid="00121cde"/>
    </style:style>
    <style:style style:name="T130" style:family="text">
      <style:text-properties officeooo:rsid="00124e6c"/>
    </style:style>
    <style:style style:name="T131" style:family="text">
      <style:text-properties officeooo:rsid="00150fd4"/>
    </style:style>
    <style:style style:name="T132" style:family="text">
      <style:text-properties officeooo:rsid="0015f1ea"/>
    </style:style>
    <style:style style:name="T133" style:family="text">
      <style:text-properties officeooo:rsid="04253d42"/>
    </style:style>
    <style:style style:name="T134" style:family="text">
      <style:text-properties officeooo:rsid="0ce0f442"/>
    </style:style>
    <style:style style:name="T135" style:family="text">
      <style:text-properties officeooo:rsid="00173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T122">Kapitel 1</text:span></text:p>
      <text:list xml:id="list8479204292019292593" text:style-name="L1">
        <text:list-item>
          <text:p text:style-name="P2">Warum sollten Sie <text:span text:style-name="T1">Ihre </text:span>Software testen, wenn Sie diese in guter Qualität anbieten möchten?</text:p>
          <text:list>
            <text:list-item>
              <text:p text:style-name="P64"><text:span text:style-name="T2">Weil es ohne Tests unmöglich ist, qualitativ gute Software zu erstellen. </text:span><text:span text:style-name="T3">(richtig)</text:span></text:p>
            </text:list-item>
            <text:list-item>
              <text:p text:style-name="P2">Ursachen fehlerhafter Software sind menschliche Fehl<text:span text:style-name="T128">er</text:span>. Ich muss Software nur <text:span text:style-name="T61">dann </text:span>testen, wenn ich Fehler mach<text:span text:style-name="T1">e</text:span>. Ich sollte mich darauf konzentrieren, die Software fehlerfrei zu erstellen. <text:span text:style-name="T1">(falsch)</text:span></text:p>
            </text:list-item>
            <text:list-item>
              <text:p text:style-name="P3">Ich sollte meine Software nur dann testen, wenn es mir wichtig <text:span text:style-name="T62">ist</text:span>, dass Fehler frühzeitig erkannt werden. Kostengünstiger wäre es aber, auf das Erstellen von Testcode zu verzichten. <text:span text:style-name="T128">(falsch)</text:span></text:p>
            </text:list-item>
            <text:list-item>
              <text:p text:style-name="P3">Bei der Programmausführung tauchen Fehler sowieso automatisch auf und können auch dann behoben werden. <text:span text:style-name="T128">Ich muss also nicht explizit Testcode schreiben.</text:span> (falsch)</text:p>
            </text:list-item>
            <text:list-item>
              <text:p text:style-name="P65"><text:span text:style-name="T4">Weil der </text:span><text:span text:style-name="T2">Standard ISO 29119 dies fordert. </text:span><text:span text:style-name="T5">(falsch)</text:span></text:p>
            </text:list-item>
          </text:list>
        </text:list-item>
        <text:list-item>
          <text:p text:style-name="P65"><text:span text:style-name="T6">Das Magische Dreieck </text:span><text:span text:style-name="T7">im Projektmanagement </text:span><text:span text:style-name="T6">beschreibt den Zusammenhang zwischen den Kosten, der benötigten Zeit und der leistbaren Qualität. </text:span><text:span text:style-name="T8">Dieser Zusammenhang </text:span><text:span text:style-name="T7">ist zwingend</text:span><text:span text:style-name="T8">!</text:span></text:p>
          <text:list>
            <text:list-item>
              <text:p text:style-name="P66"><text:span text:style-name="T2">Der Zusammenhang </text:span><text:span text:style-name="T57">zwischen</text:span><text:span text:style-name="T2"> Zeit, Kosten und Qualität kann langfristig überwunden werden. </text:span><text:span text:style-name="T3">(richtig)</text:span></text:p>
            </text:list-item>
            <text:list-item>
              <text:p text:style-name="P4">Ein höherer Kostenaufwand hat positive Auswirkungen auf die Qualität und/oder den Fertigstellungstermin – also die Zeit. <text:span text:style-name="T63">Dieser Zusammenhang kann nicht überwunden werden! </text:span>(falsch)</text:p>
            </text:list-item>
            <text:list-item>
              <text:p text:style-name="P5"><text:span text:style-name="T64">Dieser Zusammenhang </text:span>ist zwingend, weil <text:span text:style-name="T64">Kosten, benötigte Zeit und leistbaren Qualität </text:span>untereinander konkurrierende Ziele sind. <text:span text:style-name="T65">(falsch)</text:span></text:p>
            </text:list-item>
            <text:list-item>
              <text:p text:style-name="P5"><text:span text:style-name="T66">Ja, der Zusammenhang ist zwingend. </text:span>Wenn in einem Softwareprojekt Softwaretests erstellt werden, <text:span text:style-name="T66">ist dies ein Mehraufwand und das Erstellen der Tests </text:span>hat negativen Einfluss auf die benötigte Zeit. <text:span text:style-name="T65">(falsch)</text:span></text:p>
            </text:list-item>
            <text:list-item>
              <text:p text:style-name="P47">Es gibt keinen Zusammenhang zwischen Zeit, Kosten und Qualität. (falsch)</text:p>
            </text:list-item>
          </text:list>
        </text:list-item>
      </text:list>
      <text:p text:style-name="P6"/>
      <text:p text:style-name="P46">Kapitel 2</text:p>
      <text:list xml:id="list1075928363664945189" text:style-name="L10">
        <text:list-item>
          <text:p text:style-name="P67"><text:span text:style-name="T3">W</text:span><text:span text:style-name="T2">ie unterscheiden sich Funktionstests oder Integrationstests von Akzeptanztests?</text:span></text:p>
          <text:list>
            <text:list-item>
              <text:p text:style-name="P68"><text:span text:style-name="T9">Ein </text:span><text:span text:style-name="T10">Akzeptanztest </text:span><text:span text:style-name="T9">testet nicht nur, ob die Software selbst korrekt funktioniert, sondern auch </text:span><text:span text:style-name="T11">das</text:span><text:span text:style-name="T9"> Verhalten </text:span><text:span text:style-name="T11">der Software </text:span><text:span text:style-name="T9">unter realen Bedingungen.</text:span><text:span text:style-name="T2"> </text:span><text:span text:style-name="T9">(</text:span><text:span text:style-name="T12">richtig</text:span><text:span text:style-name="T9">)</text:span></text:p>
            </text:list-item>
            <text:list-item>
              <text:p text:style-name="P8">Ein <text:span text:style-name="T67">Akzeptanztest</text:span> wird in der Softwareentwicklung angewendet, um eine kleine Einheit eines Programms zu testen. Ein Integrationstest bezeichnet in der Softwareentwicklung eine aufeinander abgestimmte Reihe von Einzeltests. <text:span text:style-name="T68">Diese Einzeltests dienen dazu</text:span>, verschiedene voneinander abhängige <text:span text:style-name="T68">Einheiten</text:span> eines Systems im Zusammenspiel miteinander zu testen. <text:span text:style-name="T69">(falsch)</text:span></text:p>
            </text:list-item>
            <text:list-item>
              <text:p text:style-name="P8"><text:soft-page-break/>Integrationstests zählen, anders als die Akzeptanztests, zu den White-Box-Test<text:span text:style-name="T69">s</text:span>. White-Box-Tests <text:span text:style-name="T128">werden</text:span> in Kenntnis über die innere Funktionsweise des zu testenden Systems entwickelt. <text:span text:style-name="T70">(falsch)</text:span></text:p>
            </text:list-item>
            <text:list-item>
              <text:p text:style-name="P9">Integrationstests zählen, anders als die Akzeptanztests, zu den <text:span text:style-name="T128">Black</text:span>-Box-Test<text:span text:style-name="T69">s</text:span>. <text:span text:style-name="T128">Black</text:span>-Box-Tests <text:span text:style-name="T128">werden</text:span> in <text:span text:style-name="T128">Unk</text:span>enntnis über die innere Funktionsweise des zu testenden Systems entwickelt. <text:span text:style-name="T70">(falsch)</text:span></text:p>
            </text:list-item>
            <text:list-item>
              <text:p text:style-name="P10">Im Grunde genommen bezeichnen beide Testvarianten das Gleiche. Der Begriff Akzeptanztest – oder auch Abnahmetest – wird in der Endphase eines Softwareprojektes eher verwendet. <text:span text:style-name="T70">(falsch)</text:span></text:p>
            </text:list-item>
          </text:list>
        </text:list-item>
        <text:list-item>
          <text:p text:style-name="P62"><text:span text:style-name="T71">Die heute üblich</text:span><text:span text:style-name="T72">e</text:span><text:span text:style-name="T71"> Vorgehensweise b</text:span><text:span text:style-name="T94">eim Erstellen von Tests ist von „unten nach oben“. </text:span><text:span text:style-name="T96">War</text:span><text:span text:style-name="T73">um vertreten i</text:span><text:span text:style-name="T71">mmer mehr Entwickler die Sichtweise, dass </text:span><text:span text:style-name="T74">v</text:span><text:span text:style-name="T95">on „oben nach unten“ getestet werden s</text:span><text:span text:style-name="T74">ollte.</text:span></text:p>
          <text:list>
            <text:list-item>
              <text:p text:style-name="P62"><text:span text:style-name="T83">B</text:span><text:span text:style-name="T74">ei einer Top-</text:span><text:span text:style-name="T75">d</text:span><text:span text:style-name="T74">own Strategie </text:span><text:span text:style-name="T73">kann eine </text:span><text:span text:style-name="T74">falsche </text:span><text:span text:style-name="T76">Auslegung der Be</text:span><text:span text:style-name="T74">nutzeranforderunge</text:span><text:span text:style-name="T76">n</text:span><text:span text:style-name="T74"> </text:span><text:span text:style-name="T73">frühzeitig </text:span><text:span text:style-name="T77">erkannt und </text:span><text:span text:style-name="T78">korrigiert</text:span><text:span text:style-name="T73"> werden</text:span><text:span text:style-name="T74">. </text:span><text:span text:style-name="T79">(richtig)</text:span></text:p>
            </text:list-item>
            <text:list-item>
              <text:p text:style-name="P11"><text:span text:style-name="T67">Nur bei einer Top-down Strategie </text:span>wird das Ziel in einzelne Komponenten zerlegt. <text:span text:style-name="T85">Komplexe Sachverhalte können so schneller von Menschen verstanden und dargestellt werden. (falsch)</text:span></text:p>
            </text:list-item>
            <text:list-item>
              <text:p text:style-name="P11"><text:span text:style-name="T67">Nur bei einer Top-down Strategie verfügt man </text:span>sehr schnell <text:span text:style-name="T86">über </text:span>fertige Softwareteile. <text:span text:style-name="T87">(falsch)</text:span></text:p>
            </text:list-item>
            <text:list-item>
              <text:p text:style-name="P12">Es gibt zu Beginn <text:span text:style-name="T128">eines Projektes </text:span>noch keinen echten Programmcode. <text:span text:style-name="T88">Deshalb vertreten Entwickler die Sichtweise, dass von </text:span><text:span text:style-name="T93">oben nach unten getestet</text:span><text:span text:style-name="T87"> werden sollte. (falsch)</text:span></text:p>
            </text:list-item>
            <text:list-item>
              <text:p text:style-name="P12"><text:span text:style-name="T123">Weil Software nur so verhaltensgetrieben entwickelt werden kann. (falsch)</text:span></text:p>
            </text:list-item>
          </text:list>
        </text:list-item>
      </text:list>
      <text:p text:style-name="P7"/>
      <text:p text:style-name="P48">Kapitel 3</text:p>
      <text:list xml:id="list524687005616337627" text:style-name="L11">
        <text:list-item>
          <text:p text:style-name="P88"><text:span text:style-name="T13">Wer oder was ist Composer </text:span><text:span text:style-name="T3">und wofür wird Composer gebraucht</text:span><text:span text:style-name="T13">?</text:span></text:p>
          <text:list>
            <text:list-item>
              <text:p text:style-name="P88"><text:span text:style-name="T14">Ein </text:span><text:span text:style-name="T15">PHP-</text:span><text:span text:style-name="T13">Projekt</text:span><text:span text:style-name="T14"> ist oft </text:span><text:span text:style-name="T13">abhängig von anderen Projekt</text:span><text:span text:style-name="T14">en</text:span><text:span text:style-name="T13">. Diese Abhängigkeiten mussten lange </text:span><text:span text:style-name="T15">Zeit </text:span><text:span text:style-name="T14">vom Entwickler </text:span><text:span text:style-name="T13">manuell verwaltet werden. Mit Composer ist dies </text:span><text:span text:style-name="T16">zum Glück</text:span><text:span text:style-name="T13"> </text:span><text:span text:style-name="T15">Vergangenheit</text:span><text:span text:style-name="T13">, </text:span><text:span text:style-name="T14">den Composer übernimmt diese lästige und fehleranfällige Arbeit. </text:span><text:span text:style-name="T17">(richtig)</text:span></text:p>
            </text:list-item>
            <text:list-item>
              <text:p text:style-name="P13"><text:span text:style-name="T89">Composer bündelt</text:span><text:span text:style-name="T90"> bewährte </text:span><text:span text:style-name="T91">existierende</text:span><text:span text:style-name="T90"> Testprogramme und vereinheitlich</text:span><text:span text:style-name="T92">t</text:span><text:span text:style-name="T90"> die Anwendung. </text:span><text:span text:style-name="T87">(falsch)</text:span></text:p>
            </text:list-item>
            <text:list-item>
              <text:p text:style-name="P14">Composer ist ein Werkzeug zur Messung der Codeabdeckung mit Tests. (falsch)</text:p>
            </text:list-item>
            <text:list-item>
              <text:p text:style-name="P15">Composer unterstützt Sie bei der Automatisierung Ihrer Tests und bei der kontinuierlichen Integration Ihrer Softwarebausteine. (falsch)</text:p>
            </text:list-item>
            <text:list-item>
              <text:p text:style-name="P55">Composer ist eine Integrierte Entwicklungsumgebung, die auf das Erstellen von Tests spezialisiet ist.</text:p>
            </text:list-item>
          </text:list>
        </text:list-item>
        <text:list-item>
          <text:p text:style-name="P88"><text:soft-page-break/><text:span text:style-name="T13">W</text:span><text:span text:style-name="T14">arum ist Codeception mehr als nur ein weiteres Testwerkzeug?</text:span></text:p>
          <text:list>
            <text:list-item>
              <text:p text:style-name="P69"><text:span text:style-name="T14">Weil Codeception eine einheitliche Art Tests zu schreiben bietet. Dabei unterstützt es unterschiedliche Testtypen – </text:span><text:span text:style-name="T18">nämlich</text:span><text:span text:style-name="T14"> </text:span><text:span text:style-name="T18">Unittests, Integrationstest/Funktionstests und Akzeptanztest</text:span><text:span text:style-name="T19">s</text:span><text:span text:style-name="T14">. </text:span><text:span text:style-name="T17">(richtig)</text:span></text:p>
            </text:list-item>
            <text:list-item>
              <text:p text:style-name="P16">Weil Sie mit Codeception auch Designelement<text:span text:style-name="T97">e</text:span> testen können. <text:span text:style-name="T70">(falsch)</text:span></text:p>
            </text:list-item>
            <text:list-item>
              <text:p text:style-name="P16">Weil Codeception <text:span text:style-name="T98">automatisch </text:span>Hinweise darauf gibt, ob die Spezifikation richtig umgesetzt wurde. <text:span text:style-name="T70">(falsch)</text:span></text:p>
            </text:list-item>
            <text:list-item>
              <text:p text:style-name="P17">Weil mit Codeception das Testen aller möglichen Eingabeparameter in ein Programm möglich ist. <text:span text:style-name="T70">(falsch)</text:span></text:p>
            </text:list-item>
            <text:list-item>
              <text:p text:style-name="P55">Weil Codeception auch testet, ob ein Programm <text:span text:style-name="T129">gut benutzbar </text:span>ist.</text:p>
            </text:list-item>
          </text:list>
        </text:list-item>
      </text:list>
      <text:p text:style-name="P7"/>
      <text:p text:style-name="P48">Kapitel 4</text:p>
      <text:list xml:id="list4438567996071184824" text:style-name="L12">
        <text:list-item>
          <text:p text:style-name="P70"><text:span text:style-name="T3">W</text:span><text:span text:style-name="T20">as testet ein Unittest?</text:span></text:p>
          <text:list>
            <text:list-item>
              <text:p text:style-name="P71"><text:span text:style-name="T2">Ein Unittest testet kleinstmögliche Einheiten innerhalb einer Software. </text:span><text:span text:style-name="T21">(richtig)</text:span></text:p>
            </text:list-item>
            <text:list-item>
              <text:p text:style-name="P18">Ein <text:span text:style-name="T99">Unittest</text:span> prüft und bewertet Software auf Erfüllung der für ihren Einsatz definierten Anforderungen und misst ihre Qualität. (falsch)</text:p>
            </text:list-item>
            <text:list-item>
              <text:p text:style-name="P19"><text:span text:style-name="T100">Ein</text:span> <text:span text:style-name="T99">Unittest</text:span> testet die Zusammenarbeit voneinander abhängiger <text:span text:style-name="T101">Komponenten</text:span>. <text:span text:style-name="T102">(falsch)</text:span> </text:p>
            </text:list-item>
            <text:list-item>
              <text:p text:style-name="P20">Der <text:span text:style-name="T99">Unittest</text:span> ist die Teststufe, bei der das gesamte System gegen die gesamten Anforderungen getestet wird. <text:span text:style-name="T102">(falsch)</text:span></text:p>
            </text:list-item>
            <text:list-item>
              <text:p text:style-name="P56">Ein Unittest ist ein zu Beginn geschriebener Test auf dem alle weiteren Tests aufbauen.</text:p>
            </text:list-item>
          </text:list>
        </text:list-item>
        <text:list-item>
          <text:p text:style-name="P21">Welche Aufgabe hat ein Data Provider innerhalb eines Unittests?</text:p>
          <text:list>
            <text:list-item>
              <text:p text:style-name="P22">Ein Data Provider simuliert mögliche Eingaben in das zu testende Programm während eines Test<text:span text:style-name="T103">durchlaufs</text:span>. (richtig)</text:p>
            </text:list-item>
            <text:list-item>
              <text:p text:style-name="P24">Wichtig ist, dass Softwaretests unabhängig von anderen Einheiten erfolgen. Zahlreiche Klassen lassen sich nicht ohne Weiteres einzeln und unabhängig testen. <text:span text:style-name="T130">Hier unterstützen Data Provider. (falsch)</text:span></text:p>
            </text:list-item>
            <text:list-item>
              <text:p text:style-name="P24">Die Aufgabe von Data Provider ist es, Softwaretests einzelner Einheiten unabhängig voneinander ablaufen zu lassen. (falsch)</text:p>
            </text:list-item>
            <text:list-item>
              <text:p text:style-name="P25"><text:span text:style-name="T97">Als Data Provider</text:span> <text:span text:style-name="T97">bezeichnet man </text:span>in der Softwareentwicklung Objekte, die als Platzhalter für echte Objekte innerhalb von <text:span text:style-name="T104">Unit</text:span>tests verwendet werden. <text:span text:style-name="T105">(falsch)</text:span></text:p>
            </text:list-item>
            <text:list-item>
              <text:p text:style-name="P25">Ein <text:span text:style-name="T106">Data Provider</text:span> bezeichnet in der Softwareentwicklung einen Programmcode, der anstelle eines anderen Programmcodes steht. <text:span text:style-name="T105">(falsch)</text:span></text:p>
            </text:list-item>
          </text:list>
        </text:list-item>
        <text:list-item>
          <text:p text:style-name="P58">T<text:span text:style-name="T133">estgetriebene Entwicklung: </text:span>Was ist das genau?</text:p>
          <text:list>
            <text:list-item>
              <text:p text:style-name="P60"><text:span text:style-name="T133">Die t</text:span>estgetriebene Entwicklung ist eine <text:span text:style-name="T134">Programmiert</text:span>echnik, bei der in kleinen Schritten entwickelt wird. <text:span text:style-name="T132">(richtig)</text:span></text:p>
            </text:list-item>
            <text:list-item>
              <text:p text:style-name="P58"><text:soft-page-break/>Bei der testgetriebenen Entwicklung wird unmittelbar nach dem Erstellen des Programmcodes der Testcode programmiert. (falsch)</text:p>
            </text:list-item>
            <text:list-item>
              <text:p text:style-name="P58">Bei der testgetriebenen Entwicklung schlagen Tests nie fehl. (falsch)</text:p>
            </text:list-item>
            <text:list-item>
              <text:p text:style-name="P59">Die testgetriebene Entwicklung <text:span text:style-name="T135">wird mit Akzeptanztests eingesetzt. </text:span>(falsch)</text:p>
            </text:list-item>
            <text:list-item>
              <text:p text:style-name="P61">Die testgetriebene Entwicklung ist nur in Verbindung mit einer verhaltensgetriebenen Entwicklung sinnvoll. <text:span text:style-name="T132">(falsch)</text:span></text:p>
            </text:list-item>
          </text:list>
        </text:list-item>
      </text:list>
      <text:p text:style-name="P7"/>
      <text:p text:style-name="P48">Kapitel 5</text:p>
      <text:list xml:id="list1279515180064472691" text:style-name="L13">
        <text:list-item>
          <text:p text:style-name="P72"><text:span text:style-name="T3">W</text:span><text:span text:style-name="T2">elche Aufgabe haben Testduplikate?</text:span></text:p>
          <text:list>
            <text:list-item>
              <text:p text:style-name="P72"><text:span text:style-name="T22">Wichtig ist, dass </text:span><text:span text:style-name="T23">Softwaret</text:span><text:span text:style-name="T22">est</text:span><text:span text:style-name="T24">s</text:span><text:span text:style-name="T22"> </text:span><text:span text:style-name="T25">unabhängig</text:span><text:span text:style-name="T22"> </text:span><text:span text:style-name="T58">voneinander ablaufen</text:span><text:span text:style-name="T22">. </text:span><text:span text:style-name="T26">Zahlreiche Klassen lassen sich aber nicht</text:span><text:span text:style-name="T24"> unabhängig </text:span><text:span text:style-name="T26">testen. </text:span><text:span text:style-name="T24">Dafür gibt es eine Lösung, nämlich das Erstellen von Testduplikaten. </text:span><text:span text:style-name="T2">(richtig)</text:span></text:p>
            </text:list-item>
            <text:list-item>
              <text:p text:style-name="P23">Ein <text:span text:style-name="T107">Testduplikat</text:span> simuliert mögliche Eingaben in das zu testende Programm während eines Test<text:span text:style-name="T103">durchlaufs</text:span>. <text:span text:style-name="T70">(falsch)</text:span></text:p>
            </text:list-item>
            <text:list-item>
              <text:p text:style-name="P26">E<text:span text:style-name="T106">in Testduplikat </text:span>liefert, anstelle von vorher zum Testfall passend festgelegte<text:span text:style-name="T108">n</text:span> Werte, echte Daten zurück. <text:span text:style-name="T70">(falsch)</text:span></text:p>
            </text:list-item>
            <text:list-item>
              <text:p text:style-name="P27">Ein Testduplikat wird eingesetzt, um die Performance eines Testdurchlaufs <text:span text:style-name="T109">positiv zu beeinflussen</text:span>. <text:span text:style-name="T70">(falsch)</text:span></text:p>
            </text:list-item>
            <text:list-item>
              <text:p text:style-name="P57">Ein Testduplikat ist die Version des Programms, die speziell für das Testen installiert wird. <text:span text:style-name="T132">(falsch)</text:span></text:p>
            </text:list-item>
          </text:list>
        </text:list-item>
        <text:list-item>
          <text:p text:style-name="P28">Wie unterscheiden sich Stub<text:span text:style-name="T110">s</text:span> von Mock<text:span text:style-name="T110">s</text:span>?</text:p>
          <text:list>
            <text:list-item>
              <text:p text:style-name="P73"><text:span text:style-name="T2">Stub-Objekte prüfen den Status einer Anwendung und Mock-Objekte das Verhalten der Anwendung. </text:span><text:span text:style-name="T27">(richtig)</text:span></text:p>
            </text:list-item>
            <text:list-item>
              <text:p text:style-name="P29">Anders als ein Stub-Objekt liefert ein Mock-Objekt echte Daten. <text:span text:style-name="T111">(falsch)</text:span></text:p>
            </text:list-item>
            <text:list-item>
              <text:p text:style-name="P30">Mocks und Stubs sind genau wie die Begriffe <text:span text:style-name="T112">Dummy, Fake </text:span>und Fixtures eine Bezeichnung für Testduplikate und unterscheiden sich nicht. <text:span text:style-name="T111">(falsch)</text:span></text:p>
            </text:list-item>
            <text:list-item>
              <text:p text:style-name="P30">Mocks werden bei der testgetriebenen Softwareentwicklung eingesetzt und Stubs bei der verhaltensgetriebenen Softwareentwicklung. <text:span text:style-name="T111">(falsch)</text:span></text:p>
            </text:list-item>
            <text:list-item>
              <text:p text:style-name="P57">Stubs sind in das Programm integriert. Mocks werden in einem speziellen Verzeichnis angelegt. <text:span text:style-name="T132">(falsch)</text:span></text:p>
            </text:list-item>
          </text:list>
        </text:list-item>
      </text:list>
      <text:p text:style-name="P7"/>
      <text:p text:style-name="P48">Kapitel 6</text:p>
      <text:list xml:id="list3468177497459348293" text:style-name="L14">
        <text:list-item>
          <text:p text:style-name="P74"><text:span text:style-name="T3">W</text:span><text:span text:style-name="T2">ie unterstützt Codeception Sie beim Erstellen von </text:span><text:span text:style-name="T28">Aktionen in </text:span><text:span text:style-name="T2">Funktionstests </text:span><text:span text:style-name="T28">und Akzeptanztests</text:span><text:span text:style-name="T2">?</text:span></text:p>
          <text:list>
            <text:list-item>
              <text:p text:style-name="P75"><text:soft-page-break/><text:span text:style-name="T2">Codeception </text:span><text:span text:style-name="T29">bietet vordefinierte Methoden, die Sie nutzen können. </text:span><text:span text:style-name="T59">Hierzu müssen Sie </text:span><text:span text:style-name="T29">d</text:span><text:span text:style-name="T30">as entsprechende</text:span><text:span text:style-name="T29"> Modul in der Konfigurationsdatei hinzufügen</text:span><text:span text:style-name="T2">. </text:span><text:span text:style-name="T31">(</text:span><text:span text:style-name="T12">richtig</text:span><text:span text:style-name="T31">)</text:span></text:p>
            </text:list-item>
            <text:list-item>
              <text:p text:style-name="P76"><text:span text:style-name="T31">Codeception </text:span><text:span text:style-name="T29">bietet </text:span><text:span text:style-name="T59">zusätzliche </text:span><text:span text:style-name="T29">vordefinierte Methoden, die Sie nutzen können. </text:span><text:span text:style-name="T59">Diese müssen sie käuflich erwerben</text:span><text:span text:style-name="T31">. (</text:span><text:span text:style-name="T12">richtig</text:span><text:span text:style-name="T31">)</text:span></text:p>
            </text:list-item>
            <text:list-item>
              <text:p text:style-name="P31">Codeception bietet Ihnen eine benutzerfreundliche und übersichtliche Bedieneroberfläche. <text:span text:style-name="T70">(falsch)</text:span></text:p>
            </text:list-item>
            <text:list-item>
              <text:p text:style-name="P31">Codeception überprüft, ob die ausgewählten Aktionen logisch zusammenpassen. <text:span text:style-name="T70">(falsch)</text:span></text:p>
            </text:list-item>
            <text:list-item>
              <text:p text:style-name="P31">Mit Codeception können Sie einzelne Aktionen in einer Vorschau ansehen. <text:span text:style-name="T70">(falsch)</text:span></text:p>
            </text:list-item>
          </text:list>
        </text:list-item>
        <text:list-item>
          <text:p text:style-name="P32">Welche Konstrukte sind in Codeception dafür vorgesehen, Programmcode wiederzuverwenden?</text:p>
          <text:list>
            <text:list-item>
              <text:p text:style-name="P77"><text:span text:style-name="T60">Codeception sieht hierfür </text:span><text:span text:style-name="T2">Akteure, Step-Objekte und Page-Objekte </text:span><text:span text:style-name="T60">vor</text:span><text:span text:style-name="T2">. </text:span><text:span text:style-name="T60">(richtig)</text:span></text:p>
            </text:list-item>
            <text:list-item>
              <text:p text:style-name="P77"><text:span text:style-name="T2">De</text:span><text:span text:style-name="T60">r</text:span><text:span text:style-name="T2"> Akteur FunctionalTester </text:span><text:span text:style-name="T32">unterstü</text:span><text:span text:style-name="T33">t</text:span><text:span text:style-name="T32">zen die Wiederverwendung von</text:span><text:span text:style-name="T2"> Elemente</text:span><text:span text:style-name="T32">n</text:span><text:span text:style-name="T2"> im HTML-Dokument. (</text:span><text:span text:style-name="T60">falsch</text:span><text:span text:style-name="T2">)</text:span></text:p>
            </text:list-item>
            <text:list-item>
              <text:p text:style-name="P33">Sie können mithilfe von Testduplikaten Programmcode wiederverwenden. <text:span text:style-name="T70">(falsch)</text:span></text:p>
            </text:list-item>
            <text:list-item>
              <text:p text:style-name="P33">Die Akteure bieten die einzige Möglichkeit, um Programmcode wiederzuverwenden. <text:span text:style-name="T70">(falsch)</text:span></text:p>
            </text:list-item>
            <text:list-item>
              <text:p text:style-name="P33">In Codeception gibt es keine speziellen Konstrukte zur Wiederverwendung von Programmcode. Sie können Codewiederholungen vermeiden, indem Sie Konzepte der Objektorientierten Programmierung nutzen. <text:span text:style-name="T70">(falsch)</text:span></text:p>
            </text:list-item>
          </text:list>
        </text:list-item>
      </text:list>
      <text:p text:style-name="P48">Kapitel 7</text:p>
      <text:list xml:id="list8000063740010133314" text:style-name="L15">
        <text:list-item>
          <text:p text:style-name="P89"><text:span text:style-name="T3">W</text:span><text:span text:style-name="T34">ie können Sie Akzeptanztests von </text:span><text:span text:style-name="T35">Unit</text:span><text:span text:style-name="T34">tests abgrenzen?</text:span></text:p>
          <text:list>
            <text:list-item>
              <text:p text:style-name="P63"><text:span text:style-name="T80">Mit Akzeptanztests </text:span><text:span text:style-name="T81">überprüfen </text:span><text:span text:style-name="T80">Sie nicht nur die Korrektheit des Programms. Sie überprüfen zusätzlich, ob die Spezifikationen, die ganz zu Beginn des Projektes aufgestellt wurden, erfüllt ist. </text:span><text:span text:style-name="T82">(richtig)</text:span></text:p>
            </text:list-item>
            <text:list-item>
              <text:p text:style-name="P63"><text:span text:style-name="T84">Mit Unittests </text:span><text:span text:style-name="T80">prüfen </text:span><text:span text:style-name="T84">Sie </text:span><text:span text:style-name="T80">nicht nur, ob die Software richtig erstellt wurde, sondern auch, ob die richtige Software erstellt wurde. </text:span><text:span text:style-name="T82">(</text:span><text:span text:style-name="T84">falsch</text:span><text:span text:style-name="T82">)</text:span></text:p>
            </text:list-item>
            <text:list-item>
              <text:p text:style-name="P34">Unittests kommen bei einer testgetriebenen Entwicklung zum Einsatz. <text:span text:style-name="T70">(falsch)</text:span></text:p>
            </text:list-item>
            <text:list-item>
              <text:p text:style-name="P34">Akzeptanztests kommen nur bei einer verhaltensgetriebenen Entwicklung zum Einsatz. <text:span text:style-name="T70">(falsch)</text:span></text:p>
            </text:list-item>
            <text:list-item>
              <text:p text:style-name="P35">Akzeptanztests bauen auf Unittests auf. (falsch)</text:p>
            </text:list-item>
          </text:list>
        </text:list-item>
        <text:list-item>
          <text:p text:style-name="P36"><text:bookmark-start text:name="__DdeLink__25861_264354371"/>Können Sie Tests mithilfe von Codeception in einem wirklichen Browser <text:span text:style-name="T113">mit grafischer Benutzeroberfläche </text:span>automatisch ablaufen lassen<text:bookmark-end text:name="__DdeLink__25861_264354371"/>?</text:p>
          <text:list>
            <text:list-item>
              <text:p text:style-name="P78"><text:span text:style-name="T2">Ja, mithilfe von Selenium Standalone Server und Web</text:span><text:span text:style-name="T36">D</text:span><text:span text:style-name="T2">river können Sie Akzeptanztests auf einem wirklichen Browser ausführen. </text:span><text:span text:style-name="T37">(richtig)</text:span></text:p>
            </text:list-item>
            <text:list-item>
              <text:p text:style-name="P37"><text:soft-page-break/>Nein, um ein Programm in einem Browser mit grafischer Benutzeroberfläche ablaufen zu lassen, muss manuell eingegriffen werden. <text:span text:style-name="T70">(falsch)</text:span></text:p>
            </text:list-item>
            <text:list-item>
              <text:p text:style-name="P37">Automatisch kann ein Programm nur in einem „Headless Browser“, also einem Browser ohne grafischer Benutzeroberfläche, ablaufen. <text:span text:style-name="T70">(falsch)</text:span></text:p>
            </text:list-item>
            <text:list-item>
              <text:p text:style-name="P38">Ja. Allerdings ist dies nur im Browser Google Chrome möglich. <text:span text:style-name="T70">(falsch)</text:span></text:p>
            </text:list-item>
            <text:list-item>
              <text:p text:style-name="P39">Codeception <text:span text:style-name="T131">kann Tests </text:span>nur in einem wirklichen Browser mit grafischer Benutzeroberfläche automatisch ablaufen lassen, wenn es sich beim Browser um eine Open-Source-Software handelt. (falsch)</text:p>
            </text:list-item>
          </text:list>
        </text:list-item>
        <text:list-item>
          <text:p text:style-name="P49">Was ist Gherkin?</text:p>
          <text:list>
            <text:list-item>
              <text:p text:style-name="P50">Beim Behaviour Driven Development <text:span text:style-name="T124">wird </text:span>die Spezifikation <text:span text:style-name="T124">in der Entwurfsphase </text:span>mittels Beispielen <text:span text:style-name="T125">in einem bestimmten Format </text:span>beschrieben. <text:span text:style-name="T125">Eines dieser Formate ist Gherkin. (richtig)</text:span></text:p>
            </text:list-item>
            <text:list-item>
              <text:p text:style-name="P51">Gherkin ist ein <text:span text:style-name="T131">spezielles </text:span>Testduplikat. (falsch)</text:p>
            </text:list-item>
            <text:list-item>
              <text:p text:style-name="P51">Mit Gherkin können Tests automatisch in einem Browser ausgeführt werden. (falsch)</text:p>
            </text:list-item>
            <text:list-item>
              <text:p text:style-name="P51">Gherkin ist ein Werkzeug, mit dessen Hilfe neue Softwarebausteine kontinuierlich integriert werden können. (falsch)</text:p>
            </text:list-item>
            <text:list-item>
              <text:p text:style-name="P51">Gherkin prüft Programmcode automatisch auf die Einhaltung von Programmcodestandards. (falsch)</text:p>
            </text:list-item>
          </text:list>
        </text:list-item>
      </text:list>
      <text:p text:style-name="P48">Kapitel 8</text:p>
      <text:list xml:id="list3472786725347410048" text:style-name="L16">
        <text:list-item>
          <text:p text:style-name="P79"><text:span text:style-name="T3">E</text:span><text:span text:style-name="T2">ine hohe Abdeckung des Programmcodes mit Tests, ist mit einer hohen Qualität der Software gleichzusetzen. </text:span><text:span text:style-name="T38">Trifft dieser Satz zu?</text:span></text:p>
          <text:list>
            <text:list-item>
              <text:p text:style-name="P90"><text:span text:style-name="T39">E</text:span><text:span text:style-name="T40">ine hohe Codeabdeckung </text:span><text:span text:style-name="T39">kann </text:span><text:span text:style-name="T40">auch mit Tests erreicht werden, die nichts </text:span><text:span text:style-name="T41">Wichtiges </text:span><text:span text:style-name="T40">überprüfen. </text:span><text:span text:style-name="T39">Deshalb</text:span><text:span text:style-name="T40"> hat die Codeabdeckung für die Qualität der Tests eine nur eingeschränkte Aussagekraft. </text:span><text:span text:style-name="T42">(richtig)</text:span></text:p>
            </text:list-item>
            <text:list-item>
              <text:p text:style-name="P40">Eine hohe Abdeckung des Programmcodes mit Tests ist mit einer hohen Qualität der Software gleichzusetzen. Dieser Satz ist voll und ganz richtig. <text:span text:style-name="T114">(falsch)</text:span></text:p>
            </text:list-item>
            <text:list-item>
              <text:p text:style-name="P40">Programme, die die <text:span text:style-name="T115">Abdeckung des Programmcodes mit Tests </text:span>berechnen, filtern Tests, die nichts Wichtiges überprüfen, automatisch <text:span text:style-name="T116">her</text:span>aus. <text:span text:style-name="T126">Er Satz ist somit korrekt</text:span>. <text:span text:style-name="T114">(falsch)</text:span></text:p>
            </text:list-item>
            <text:list-item>
              <text:p text:style-name="P41">Eine hohe Abdeckung des Programmcodes mit Tests verlangsamt den Programmablauf und hat deshalb negative Auswirkungen auf die Qualität der Software. <text:span text:style-name="T114">(falsch)</text:span></text:p>
            </text:list-item>
            <text:list-item>
              <text:p text:style-name="P52">Eine hohe Abdeckung des <text:span text:style-name="T117">Programmcodes</text:span> mit Tests zeigt, dass der Entwickler unsicher ist. </text:p>
            </text:list-item>
          </text:list>
        </text:list-item>
        <text:list-item>
          <text:p text:style-name="P80"><text:span text:style-name="T40">D</text:span><text:span text:style-name="T2">as Einhalten von Programmiercodestandards bringt viele Vorteile beim Arbeiten im Team – dafür ist </text:span><text:span text:style-name="T43">die Einhaltung der Standards</text:span><text:span text:style-name="T2"> </text:span><text:span text:style-name="T38">jedoch</text:span><text:span text:style-name="T2"> </text:span><text:span text:style-name="T43">auch </text:span><text:span text:style-name="T2">sehr zeitaufwendig! </text:span><text:span text:style-name="T38">Ist dieser Satz zutreffend?</text:span></text:p>
          <text:list>
            <text:list-item>
              <text:p text:style-name="P81"><text:soft-page-break/><text:span text:style-name="T2">Es gibt Softwaretools, mit deren Hilfe man den eigenen Programmcode automatisch auf Programmcodestandards testen und </text:span><text:span text:style-name="T44">bis auf wenige Ausnahmen</text:span><text:span text:style-name="T2"> automatisch korrigieren lassen kann. </text:span><text:span text:style-name="T45">(richtig)</text:span></text:p>
            </text:list-item>
            <text:list-item>
              <text:p text:style-name="P82"><text:span text:style-name="T46">Programmiercodestandards </text:span><text:span text:style-name="T2">sind so unterschiedlich, dass ein automatisches Korrigieren nicht möglich ist. </text:span><text:span text:style-name="T47">(falsch)</text:span></text:p>
            </text:list-item>
            <text:list-item>
              <text:p text:style-name="P83"><text:span text:style-name="T46">Programmiercodestandards </text:span><text:span text:style-name="T43">sind ein Relikt aus vergangenen Zeiten und es gibt heute keinen Grund mehr für </text:span><text:span text:style-name="T48">ihren</text:span><text:span text:style-name="T43"> Einsatz. </text:span><text:span text:style-name="T47">(falsch)</text:span></text:p>
            </text:list-item>
            <text:list-item>
              <text:p text:style-name="P84">Codeception wandelt Programmcode automatisch so um, dass bestimmte <text:span text:style-name="T46">Programmiercodestandards </text:span><text:span text:style-name="T2">eingehalten werden. (falsch)</text:span></text:p>
            </text:list-item>
            <text:list-item>
              <text:p text:style-name="P92"><text:span text:style-name="T2">Das Einhalten von Programmiercodestandards bringt keine wesentlichen Vorteile für die Arbeit im Team. (falsch)</text:span></text:p>
            </text:list-item>
          </text:list>
        </text:list-item>
      </text:list>
      <text:p text:style-name="P7"/>
      <text:p text:style-name="P48">Kapitel 9</text:p>
      <text:list xml:id="list6927276817966544512" text:style-name="L17">
        <text:list-item>
          <text:p text:style-name="P85"><text:span text:style-name="T3">W</text:span><text:span text:style-name="T2">as genau </text:span><text:span text:style-name="T49">ist</text:span><text:span text:style-name="T2"> eine kontinuierliche Integration vo</text:span><text:span text:style-name="T49">n Software</text:span><text:span text:style-name="T2">?</text:span></text:p>
          <text:list>
            <text:list-item>
              <text:p text:style-name="P87"><text:span text:style-name="T50">Bei der kontinuierlichen </text:span><text:span text:style-name="T3">Integration </text:span><text:span text:style-name="T50">werden einzelne Bestandteile der Software p</text:span><text:span text:style-name="T3">ermanent </text:span><text:span text:style-name="T50">integriert.</text:span><text:span text:style-name="T3"> </text:span><text:span text:style-name="T50">Die</text:span><text:span text:style-name="T3"> Software wird in kleinen Zyklen immer wieder erstellt und getestet. </text:span><text:span text:style-name="T52">(richtig)</text:span></text:p>
            </text:list-item>
            <text:list-item>
              <text:p text:style-name="P42">Bei einer kontinuierlichen Integration werden neue Softwareteile <text:span text:style-name="T131">unmittelbar</text:span> in den <text:span text:style-name="T118">eigentlichen </text:span>Programmcode integriert. So arbeite<text:span text:style-name="T119">n alle</text:span> <text:span text:style-name="T119">Entwickler </text:span>immer mit der aktuellsten Programmversion. <text:span text:style-name="T120">(falsch)</text:span></text:p>
            </text:list-item>
            <text:list-item>
              <text:p text:style-name="P43">Bei einer kontinuierlichen Integration werden neue Programmcodebestandteile nach zeitlich genau festgelegten Regeln zum Programm hinzugefügt. <text:span text:style-name="T70">(falsch)</text:span></text:p>
            </text:list-item>
            <text:list-item>
              <text:p text:style-name="P43">Kontinuierliche Integration ist ein anderes Wort für Version<text:span text:style-name="T121">skontrolle. (falsch)</text:span></text:p>
            </text:list-item>
            <text:list-item>
              <text:p text:style-name="P53">Bei einer kontinuierlichen Integration wir<text:span text:style-name="T131">d</text:span> sehr großer Wert auf eine verhaltensgetriebene Softwareentwicklung gelegt. <text:span text:style-name="T127">(falsch)</text:span></text:p>
            </text:list-item>
          </text:list>
        </text:list-item>
        <text:list-item>
          <text:p text:style-name="P44">Welche Vorteile bietet die kontinuierliche Integration von neuen Softwarebausteinen?</text:p>
          <text:list>
            <text:list-item>
              <text:p text:style-name="P86"><text:span text:style-name="T51">Bei einer kontinuierliche</text:span><text:span text:style-name="T53">n</text:span><text:span text:style-name="T51"> Integration ist die </text:span><text:span text:style-name="T3">Fehler</text:span><text:span text:style-name="T54">behebung </text:span><text:span text:style-name="T3">wesentlich </text:span><text:span text:style-name="T55">einfacher</text:span><text:span text:style-name="T3">, </text:span><text:span text:style-name="T51">weil die Fehler zeitnah zur Programmierung auftauchen und in der Regel nur ein kleiner Programmteil betroffen ist. </text:span><text:span text:style-name="T56">(richtig)</text:span></text:p>
            </text:list-item>
            <text:list-item>
              <text:p text:style-name="P45">Da alle Entwickler immer mit dem gleichen Programmcode arbeiten, gibt es weniger Programmcodekonflikte, die bei einer späteren Zusammenführung zu lösen wären. <text:span text:style-name="T70">(falsch)</text:span></text:p>
            </text:list-item>
            <text:list-item>
              <text:p text:style-name="P45">Bei einer kontinuierlichen Integration ist immer klar, welcher Programmcode in welcher Version hinzugefügt wurde. <text:span text:style-name="T70">(falsch)</text:span></text:p>
            </text:list-item>
            <text:list-item>
              <text:p text:style-name="P45">Bei einer kontinuierlichen Integration weiß jeder Entwickler, was er wann zu tun hat, da es einen klaren Fahrplan gibt. <text:span text:style-name="T70">(falsch)</text:span></text:p>
            </text:list-item>
            <text:list-item>
              <text:p text:style-name="P54"><text:soft-page-break/>Bei einer kontinuierlichen Integration gibt es klare Regeln für die Erstellung von Testduplikaten. (falsch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07:34.081125710</meta:creation-date>
    <dc:date>2017-05-03T09:53:55.476168960</dc:date>
    <meta:editing-duration>PT1H5M2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8" meta:paragraph-count="129" meta:word-count="2015" meta:character-count="14971" meta:non-whitespace-character-count="13198"/>
  </office:meta>
</office:document-meta>
</file>